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swiss"/>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1" fo:font-size="11pt" fo:font-weight="normal" style:font-size-asian="11pt" style:font-weight-asian="normal" style:font-size-complex="11pt" style:font-weight-complex="normal"/>
    </style:style>
    <style:style style:name="P2" style:family="paragraph" style:parent-style-name="Standard">
      <style:text-properties style:font-name="Calibri1" fo:font-size="11pt" fo:font-weight="bold" style:font-size-asian="11pt" style:font-weight-asian="bold" style:font-size-complex="11pt" style:font-weight-complex="bold"/>
    </style:style>
    <style:style style:name="P3" style:family="paragraph" style:parent-style-name="Standard" style:list-style-name="L1">
      <style:text-properties style:font-name="Calibri1" fo:font-size="11pt" fo:font-weight="normal" style:font-size-asian="11pt" style:font-weight-asian="normal" style:font-size-complex="11pt" style:font-weight-complex="normal"/>
    </style:style>
    <style:style style:name="P4" style:family="paragraph" style:parent-style-name="Standard" style:list-style-name="L2">
      <style:text-properties style:font-name="Calibri1" fo:font-size="11pt" fo:font-weight="normal" style:font-size-asian="11pt" style:font-weight-asian="normal" style:font-size-complex="11pt" style:font-weight-complex="normal"/>
    </style:style>
    <style:style style:name="P5" style:family="paragraph" style:parent-style-name="Standard" style:list-style-name="L3">
      <style:text-properties style:font-name="Calibri1" fo:font-size="11pt" fo:font-weight="normal" style:font-size-asian="11pt" style:font-weight-asian="normal" style:font-size-complex="11pt" style:font-weight-complex="normal"/>
    </style:style>
    <style:style style:name="P6" style:family="paragraph" style:parent-style-name="Standard" style:list-style-name="L4">
      <style:text-properties style:font-name="Calibri1" fo:font-size="11pt" fo:font-weight="normal" style:font-size-asian="11pt" style:font-weight-asian="normal" style:font-size-complex="11pt" style:font-weight-complex="normal"/>
    </style:style>
    <style:style style:name="P7" style:family="paragraph" style:parent-style-name="Standard" style:list-style-name="L5">
      <style:text-properties style:font-name="Calibri1" fo:font-size="11pt" fo:font-weight="normal" style:font-size-asian="11pt" style:font-weight-asian="normal" style:font-size-complex="11pt" style:font-weight-complex="normal"/>
    </style:style>
    <style:style style:name="P8" style:family="paragraph" style:parent-style-name="Standard" style:list-style-name="L6">
      <style:text-properties style:font-name="Calibri1" fo:font-size="11pt" fo:font-weight="normal" style:font-size-asian="11pt" style:font-weight-asian="normal" style:font-size-complex="11pt" style:font-weight-complex="normal"/>
    </style:style>
    <style:style style:name="P9" style:family="paragraph" style:parent-style-name="Standard" style:list-style-name="L7">
      <style:text-properties style:font-name="Calibri1" fo:font-size="11pt" fo:font-weight="normal" style:font-size-asian="11pt" style:font-weight-asian="normal" style:font-size-complex="11pt" style:font-weight-complex="normal"/>
    </style:style>
    <style:style style:name="P10" style:family="paragraph" style:parent-style-name="Standard" style:list-style-name="L8">
      <style:text-properties style:font-name="Calibri1" fo:font-size="11pt" fo:font-weight="normal" style:font-size-asian="11pt" style:font-weight-asian="normal" style:font-size-complex="11pt" style:font-weight-complex="normal"/>
    </style:style>
    <style:style style:name="P11" style:family="paragraph" style:parent-style-name="Standard" style:list-style-name="L9">
      <style:text-properties style:font-name="Calibri1" fo:font-size="11pt" fo:font-weight="normal" style:font-size-asian="11pt" style:font-weight-asian="normal" style:font-size-complex="11pt" style:font-weight-complex="normal"/>
    </style:style>
    <style:style style:name="P12" style:family="paragraph" style:parent-style-name="Standard" style:list-style-name="L10">
      <style:text-properties style:font-name="Calibri1" fo:font-size="11pt" fo:font-weight="normal" style:font-size-asian="11pt" style:font-weight-asian="normal" style:font-size-complex="11pt" style:font-weight-complex="normal"/>
    </style:style>
    <style:style style:name="P13" style:family="paragraph" style:parent-style-name="Standard">
      <style:text-properties style:font-name="Calibri1" fo:font-size="11pt" fo:font-weight="bold" style:font-size-asian="11pt" style:font-weight-asian="bold" style:font-size-complex="11pt" style:font-weight-complex="bold"/>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lobal GameFinder</text:p>
      <text:p text:style-name="P2"/>
      <text:p text:style-name="P2">Concept:</text:p>
      <text:p text:style-name="P1">An online platform to make it easier for players of boardgames and pen and paper games to find eachother for games, both online and offline and to plan games accordingly. </text:p>
      <text:p text:style-name="P1"/>
      <text:p text:style-name="P2">Social:</text:p>
      <text:p text:style-name="P2">Profile:</text:p>
      <text:list xml:id="list6417850861434603024" text:style-name="L1">
        <text:list-item>
          <text:list>
            <text:list-item>
              <text:p text:style-name="P3">No Photos</text:p>
            </text:list-item>
            <text:list-item>
              <text:p text:style-name="P3">Nickname (same for system and forums) </text:p>
            </text:list-item>
            <text:list-item>
              <text:p text:style-name="P3">Location (will be displayed 'roughly', like “Eindhoven area”)</text:p>
            </text:list-item>
            <text:list-item>
              <text:p text:style-name="P3">Age (also range, 20-30, etc)</text:p>
            </text:list-item>
            <text:list-item>
              <text:p text:style-name="P3">Systems you've played in and would like to play in</text:p>
            </text:list-item>
            <text:list-item>
              <text:p text:style-name="P3">Online/offline preference</text:p>
            </text:list-item>
            <text:list-item>
              <text:p text:style-name="P3">Short blurb about yourself</text:p>
            </text:list-item>
            <text:list-item>
              <text:p text:style-name="P3">Friendlist</text:p>
              <text:list>
                <text:list-item>
                  <text:p text:style-name="P3">PM</text:p>
                  <text:list>
                    <text:list-item>
                      <text:p text:style-name="P3">Title</text:p>
                    </text:list-item>
                    <text:list-item>
                      <text:p text:style-name="P3">Target</text:p>
                      <text:list>
                        <text:list-item>
                          <text:p text:style-name="P3">Dropdown friendlist</text:p>
                        </text:list-item>
                        <text:list-item>
                          <text:p text:style-name="P3">Dropdown Game Specific (one for each game)</text:p>
                        </text:list-item>
                        <text:list-item>
                          <text:p text:style-name="P3">Everyone through textfield (no autocomplete) </text:p>
                        </text:list-item>
                      </text:list>
                    </text:list-item>
                    <text:list-item>
                      <text:p text:style-name="P3">Message</text:p>
                    </text:list-item>
                  </text:list>
                </text:list-item>
                <text:list-item>
                  <text:p text:style-name="P3">Add people</text:p>
                </text:list-item>
                <text:list-item>
                  <text:p text:style-name="P3">Block people</text:p>
                </text:list-item>
              </text:list>
            </text:list-item>
            <text:list-item>
              <text:p text:style-name="P3">Enable Mail Notifications</text:p>
              <text:list>
                <text:list-item>
                  <text:p text:style-name="P3">Game Only</text:p>
                </text:list-item>
                <text:list-item>
                  <text:p text:style-name="P3">Forum Only</text:p>
                </text:list-item>
                <text:list-item>
                  <text:p text:style-name="P3">Wishlist Only</text:p>
                </text:list-item>
              </text:list>
            </text:list-item>
            <text:list-item>
              <text:p text:style-name="P3">Enable Public Game View (Shows your name on public game pages and shows which games you're in on your profile. Can be set per game) </text:p>
              <text:list>
                <text:list-item>
                  <text:p text:style-name="P3">Show if games are hidden yes/no </text:p>
                </text:list-item>
              </text:list>
            </text:list-item>
          </text:list>
        </text:list-item>
      </text:list>
      <text:p text:style-name="P2"/>
      <text:p text:style-name="P2">Rating system <text:span text:style-name="T1">(this is a pretty big maybe) (See Couchsurfing.org for example) (We're not doing this):</text:span></text:p>
      <text:list xml:id="list4801076136557080149" text:style-name="L2">
        <text:list-item>
          <text:list>
            <text:list-item>
              <text:p text:style-name="P4">Which game</text:p>
            </text:list-item>
            <text:list-item>
              <text:p text:style-name="P4">Rating:</text:p>
              <text:list>
                <text:list-item>
                  <text:p text:style-name="P4">Socially</text:p>
                </text:list-item>
                <text:list-item>
                  <text:p text:style-name="P4">Skill level</text:p>
                </text:list-item>
                <text:list-item>
                  <text:p text:style-name="P4">...</text:p>
                </text:list-item>
              </text:list>
            </text:list-item>
            <text:list-item>
              <text:p text:style-name="P4">Relation with player (fellow player, I DM'd for them, they DM'd for me)</text:p>
            </text:list-item>
            <text:list-item>
              <text:p text:style-name="P4">Message</text:p>
            </text:list-item>
          </text:list>
        </text:list-item>
      </text:list>
      <text:p text:style-name="P2">Forum <text:span text:style-name="T1">(will be self-built, of course)</text:span>:</text:p>
      <text:list xml:id="list7115908659588675519" text:style-name="L3">
        <text:list-item>
          <text:list>
            <text:list-item>
              <text:p text:style-name="P5">Mod</text:p>
              <text:list>
                <text:list-item>
                  <text:p text:style-name="P5">If no income from website, get volunteer</text:p>
                </text:list-item>
                <text:list-item>
                  <text:p text:style-name="P5">other pay someone</text:p>
                  <text:list>
                    <text:list-item>
                      <text:p text:style-name="P5">Mark Blesgraaf?</text:p>
                    </text:list-item>
                  </text:list>
                </text:list-item>
              </text:list>
            </text:list-item>
            <text:list-item>
              <text:p text:style-name="P5">Rules</text:p>
              <text:list>
                <text:list-item>
                  <text:p text:style-name="P5">Standard rules of behavior and conduct, enforced by mod</text:p>
                </text:list-item>
              </text:list>
            </text:list-item>
            <text:list-item>
              <text:p text:style-name="P5"><text:soft-page-break/>Boards</text:p>
              <text:list>
                <text:list-item>
                  <text:p text:style-name="P5">PNP</text:p>
                  <text:list>
                    <text:list-item>
                      <text:p text:style-name="P5">Setting etc. (ex NWOD, D20)</text:p>
                      <text:list>
                        <text:list-item>
                          <text:p text:style-name="P5">System (Vampire, Pathfinder, Eberron)</text:p>
                        </text:list-item>
                      </text:list>
                    </text:list-item>
                    <text:list-item>
                      <text:p text:style-name="P5">Rest </text:p>
                    </text:list-item>
                  </text:list>
                </text:list-item>
                <text:list-item>
                  <text:p text:style-name="P5">Boardgames</text:p>
                  <text:list>
                    <text:list-item>
                      <text:p text:style-name="P5">Boardgame (ex. Sentinels of the Multiverse)</text:p>
                    </text:list-item>
                  </text:list>
                </text:list-item>
                <text:list-item>
                  <text:p text:style-name="P5">General</text:p>
                  <text:list>
                    <text:list-item>
                      <text:p text:style-name="P5">General discussion</text:p>
                    </text:list-item>
                    <text:list-item>
                      <text:p text:style-name="P5">General advice</text:p>
                    </text:list-item>
                  </text:list>
                </text:list-item>
                <text:list-item>
                  <text:p text:style-name="P5">Group-specific boards</text:p>
                  <text:list>
                    <text:list-item>
                      <text:p text:style-name="P5">Game groups will have access to their own, specific boards. Owner of the group can make adjustments such as remove topics and add new subboards. </text:p>
                    </text:list-item>
                  </text:list>
                </text:list-item>
              </text:list>
            </text:list-item>
            <text:list-item>
              <text:p text:style-name="P5">Post notifications</text:p>
              <text:list>
                <text:list-item>
                  <text:p text:style-name="P5">Thread level</text:p>
                </text:list-item>
                <text:list-item>
                  <text:p text:style-name="P5">Board level</text:p>
                </text:list-item>
              </text:list>
            </text:list-item>
            <text:list-item>
              <text:p text:style-name="P5">New posts will be scanned by automatic system once per day to determine of “Warning words” are found possibly connected to suspicious activity. Posts will still be posted but Mod will be informed.</text:p>
              <text:list>
                <text:list-item>
                  <text:p text:style-name="P5">Keywords such as “CP”</text:p>
                </text:list-item>
                <text:list-item>
                  <text:p text:style-name="P5">Porn</text:p>
                </text:list-item>
                <text:list-item>
                  <text:p text:style-name="P5">Drugs</text:p>
                </text:list-item>
                <text:list-item>
                  <text:p text:style-name="P5">etc etc</text:p>
                </text:list-item>
              </text:list>
            </text:list-item>
          </text:list>
        </text:list-item>
      </text:list>
      <text:p text:style-name="P2">Search:</text:p>
      <text:list xml:id="list7331925218276331495" text:style-name="L4">
        <text:list-item>
          <text:list>
            <text:list-item>
              <text:p text:style-name="P6">System or game</text:p>
              <text:list>
                <text:list-item>
                  <text:p text:style-name="P6">As rough as “Boardgames”/PNP games</text:p>
                </text:list-item>
                <text:list-item>
                  <text:p text:style-name="P6">As refined as “this specific game/system”</text:p>
                </text:list-item>
              </text:list>
            </text:list-item>
            <text:list-item>
              <text:p text:style-name="P6">Location</text:p>
              <text:list>
                <text:list-item>
                  <text:p text:style-name="P6">Radius around address</text:p>
                </text:list-item>
                <text:list-item>
                  <text:p text:style-name="P6">IRC or other internet</text:p>
                </text:list-item>
                <text:list-item>
                  <text:p text:style-name="P6">Clubs or other locations entered into the system</text:p>
                </text:list-item>
              </text:list>
            </text:list-item>
            <text:list-item>
              <text:p text:style-name="P6">Online/offline</text:p>
            </text:list-item>
            <text:list-item>
              <text:p text:style-name="P6">Timezone</text:p>
            </text:list-item>
            <text:list-item>
              <text:p text:style-name="P6">Game time</text:p>
              <text:list>
                <text:list-item>
                  <text:p text:style-name="P6">From/till</text:p>
                </text:list-item>
                <text:list-item>
                  <text:p text:style-name="P6">Starting...</text:p>
                </text:list-item>
              </text:list>
            </text:list-item>
            <text:list-item>
              <text:p text:style-name="P6">Playday</text:p>
              <text:list>
                <text:list-item>
                  <text:p text:style-name="P6">Date</text:p>
                </text:list-item>
                <text:list-item>
                  <text:p text:style-name="P6">Day</text:p>
                </text:list-item>
                <text:list-item>
                  <text:p text:style-name="P6">Interval</text:p>
                  <text:p text:style-name="P6"/>
                </text:list-item>
              </text:list>
            </text:list-item>
          </text:list>
        </text:list-item>
      </text:list>
      <text:p text:style-name="P2">Make Game <text:span text:style-name="T1">(or rather: Make group):</text:span></text:p>
      <text:list xml:id="list4548844370630981016" text:style-name="L5">
        <text:list-item>
          <text:list>
            <text:list-item>
              <text:p text:style-name="P7">Type</text:p>
              <text:list>
                <text:list-item>
                  <text:p text:style-name="P7">Boardgames</text:p>
                  <text:list>
                    <text:list-item>
                      <text:p text:style-name="P7">Specific</text:p>
                    </text:list-item>
                    <text:list-item>
                      <text:p text:style-name="P7">Range</text:p>
                    </text:list-item>
                    <text:list-item>
                      <text:p text:style-name="P7">TBD</text:p>
                    </text:list-item>
                  </text:list>
                </text:list-item>
                <text:list-item>
                  <text:p text:style-name="P7">PNP</text:p>
                  <text:list>
                    <text:list-item>
                      <text:p text:style-name="P7"><text:soft-page-break/>System</text:p>
                    </text:list-item>
                    <text:list-item>
                      <text:p text:style-name="P7">System range</text:p>
                    </text:list-item>
                    <text:list-item>
                      <text:p text:style-name="P7">TBD</text:p>
                    </text:list-item>
                  </text:list>
                </text:list-item>
                <text:list-item>
                  <text:p text:style-name="P7">Other</text:p>
                  <text:list>
                    <text:list-item>
                      <text:p text:style-name="P7">ex. ARG</text:p>
                    </text:list-item>
                    <text:list-item>
                      <text:p text:style-name="P7">City-wide tag</text:p>
                    </text:list-item>
                    <text:list-item>
                      <text:p text:style-name="P7">…</text:p>
                    </text:list-item>
                  </text:list>
                </text:list-item>
              </text:list>
            </text:list-item>
            <text:list-item>
              <text:p text:style-name="P7">Location</text:p>
              <text:list>
                <text:list-item>
                  <text:p text:style-name="P7">Adress → Offline</text:p>
                </text:list-item>
                <text:list-item>
                  <text:p text:style-name="P7">Club → Offline</text:p>
                </text:list-item>
                <text:list-item>
                  <text:p text:style-name="P7">IRC Channel → Online</text:p>
                </text:list-item>
                <text:list-item>
                  <text:p text:style-name="P7">Website → Online</text:p>
                </text:list-item>
                <text:list-item>
                  <text:p text:style-name="P7">…</text:p>
                </text:list-item>
              </text:list>
            </text:list-item>
            <text:list-item>
              <text:p text:style-name="P7">Timezone (user's standard unless otherwise defined)</text:p>
            </text:list-item>
            <text:list-item>
              <text:p text:style-name="P7">Time</text:p>
              <text:list>
                <text:list-item>
                  <text:p text:style-name="P7">From/Till</text:p>
                </text:list-item>
                <text:list-item>
                  <text:p text:style-name="P7">Starting...</text:p>
                </text:list-item>
              </text:list>
            </text:list-item>
            <text:list-item>
              <text:p text:style-name="P7">When</text:p>
              <text:list>
                <text:list-item>
                  <text:p text:style-name="P7">Day</text:p>
                </text:list-item>
                <text:list-item>
                  <text:p text:style-name="P7">Date</text:p>
                </text:list-item>
                <text:list-item>
                  <text:p text:style-name="P7">Interval</text:p>
                </text:list-item>
              </text:list>
            </text:list-item>
            <text:list-item>
              <text:p text:style-name="P7">Available spots</text:p>
              <text:list>
                <text:list-item>
                  <text:p text:style-name="P7">limited</text:p>
                </text:list-item>
                <text:list-item>
                  <text:p text:style-name="P7">Any number</text:p>
                </text:list-item>
              </text:list>
            </text:list-item>
            <text:list-item>
              <text:p text:style-name="P7">Description/message</text:p>
            </text:list-item>
            <text:list-item>
              <text:p text:style-name="P7">Title</text:p>
            </text:list-item>
            <text:list-item>
              <text:p text:style-name="P7">Preferred Age Ranges</text:p>
            </text:list-item>
            <text:list-item>
              <text:p text:style-name="P7">For PNP Only (note: Might make it so only DM can create game?):</text:p>
              <text:list>
                <text:list-item>
                  <text:p text:style-name="P7">Looking for: Players</text:p>
                </text:list-item>
                <text:list-item>
                  <text:p text:style-name="P7">Looking for: GM &amp; Players</text:p>
                </text:list-item>
                <text:list-item>
                  <text:p text:style-name="P7">Looking for: GM</text:p>
                </text:list-item>
              </text:list>
            </text:list-item>
            <text:list-item>
              <text:p text:style-name="P7">Once game is made, board is automatically made and rights granted to creator of game</text:p>
            </text:list-item>
            <text:list-item>
              <text:p text:style-name="P7">…<text:line-break/></text:p>
            </text:list-item>
          </text:list>
        </text:list-item>
      </text:list>
      <text:p text:style-name="P2">Game pages</text:p>
      <text:list xml:id="list7401966554687459712" text:style-name="L6">
        <text:list-item>
          <text:list>
            <text:list-item>
              <text:p text:style-name="P8">Mod Page</text:p>
              <text:list>
                <text:list-item>
                  <text:p text:style-name="P8">Invite players</text:p>
                </text:list-item>
                <text:list-item>
                  <text:p text:style-name="P8">Kick players</text:p>
                </text:list-item>
                <text:list-item>
                  <text:p text:style-name="P8">Accept players</text:p>
                </text:list-item>
                <text:list-item>
                  <text:p text:style-name="P8">Plan next game date </text:p>
                  <text:list>
                    <text:list-item>
                      <text:p text:style-name="P8">Range</text:p>
                    </text:list-item>
                    <text:list-item>
                      <text:p text:style-name="P8">Specific date</text:p>
                    </text:list-item>
                    <text:list-item>
                      <text:p text:style-name="P8">Day</text:p>
                    </text:list-item>
                  </text:list>
                </text:list-item>
                <text:list-item>
                  <text:p text:style-name="P8">Add news (players will be notified via mail if enabled)</text:p>
                </text:list-item>
                <text:list-item>
                  <text:p text:style-name="P8">Change Location</text:p>
                </text:list-item>
                <text:list-item>
                  <text:p text:style-name="P8">Change Description</text:p>
                </text:list-item>
                <text:list-item>
                  <text:p text:style-name="P8">Change System</text:p>
                </text:list-item>
                <text:list-item>
                  <text:p text:style-name="P8"><text:soft-page-break/>Change Title</text:p>
                </text:list-item>
                <text:list-item>
                  <text:p text:style-name="P8">Change Times</text:p>
                </text:list-item>
                <text:list-item>
                  <text:p text:style-name="P8">Change Spots </text:p>
                  <text:list>
                    <text:list-item>
                      <text:p text:style-name="P8">Spots can not be lowered below current number of players in group</text:p>
                    </text:list-item>
                  </text:list>
                </text:list-item>
                <text:list-item>
                  <text:p text:style-name="P8">Assign rights to users</text:p>
                  <text:list>
                    <text:list-item>
                      <text:p text:style-name="P8">Mod rights on game page</text:p>
                    </text:list-item>
                    <text:list-item>
                      <text:p text:style-name="P8">Mod rights on Board </text:p>
                    </text:list-item>
                  </text:list>
                </text:list-item>
                <text:list-item>
                  <text:p text:style-name="P8">Pass on ownership </text:p>
                </text:list-item>
                <text:list-item>
                  <text:p text:style-name="P8">Disband group</text:p>
                  <text:list>
                    <text:list-item>
                      <text:p text:style-name="P8">notification to players</text:p>
                    </text:list-item>
                    <text:list-item>
                      <text:p text:style-name="P8">Group set to 'deleted' for 30 days before being purged</text:p>
                    </text:list-item>
                    <text:list-item>
                      <text:p text:style-name="P8">Board also set to deleted for 30 days before being purged</text:p>
                    </text:list-item>
                  </text:list>
                </text:list-item>
              </text:list>
            </text:list-item>
            <text:list-item>
              <text:p text:style-name="P8">Player Page</text:p>
              <text:list>
                <text:list-item>
                  <text:p text:style-name="P8">News</text:p>
                </text:list-item>
                <text:list-item>
                  <text:p text:style-name="P8">Game dates (Next and future)</text:p>
                </text:list-item>
                <text:list-item>
                  <text:p text:style-name="P8">Summary of game info</text:p>
                </text:list-item>
                <text:list-item>
                  <text:p text:style-name="P8">Other players</text:p>
                </text:list-item>
                <text:list-item>
                  <text:p text:style-name="P8">Link to board</text:p>
                </text:list-item>
                <text:list-item>
                  <text:p text:style-name="P8">Leave Group</text:p>
                </text:list-item>
              </text:list>
            </text:list-item>
            <text:list-item>
              <text:p text:style-name="P8">Public Page</text:p>
              <text:list>
                <text:list-item>
                  <text:p text:style-name="P8">Summary of Game info</text:p>
                </text:list-item>
                <text:list-item>
                  <text:p text:style-name="P8">Last activity on page (date)</text:p>
                </text:list-item>
                <text:list-item>
                  <text:p text:style-name="P8">Apply to Join</text:p>
                  <text:list>
                    <text:list-item>
                      <text:p text:style-name="P8">Optional Message field describing self or whatever</text:p>
                    </text:list-item>
                  </text:list>
                </text:list-item>
              </text:list>
            </text:list-item>
          </text:list>
        </text:list-item>
      </text:list>
      <text:p text:style-name="P2"><text:span text:style-name="T1"><text:s/></text:span>Game Overview:</text:p>
      <text:list xml:id="list363617211322067282" text:style-name="L7">
        <text:list-item>
          <text:list>
            <text:list-item>
              <text:p text:style-name="P9">List of all games you're in</text:p>
              <text:list>
                <text:list-item>
                  <text:p text:style-name="P9">Title → link to game page</text:p>
                </text:list-item>
                <text:list-item>
                  <text:p text:style-name="P9">System</text:p>
                </text:list-item>
                <text:list-item>
                  <text:p text:style-name="P9">Next Game Date</text:p>
                </text:list-item>
                <text:list-item>
                  <text:p text:style-name="P9">Link to Forum</text:p>
                </text:list-item>
              </text:list>
            </text:list-item>
            <text:list-item>
              <text:p text:style-name="P9">History of previously joined groups</text:p>
              <text:list>
                <text:list-item>
                  <text:p text:style-name="P9">Title → Link to game page if group still active</text:p>
                </text:list-item>
                <text:list-item>
                  <text:p text:style-name="P9">System</text:p>
                </text:list-item>
                <text:list-item>
                  <text:p text:style-name="P9">Reason for leaving</text:p>
                  <text:list>
                    <text:list-item>
                      <text:p text:style-name="P9">Left group</text:p>
                    </text:list-item>
                    <text:list-item>
                      <text:p text:style-name="P9">Group disbanded </text:p>
                    </text:list-item>
                  </text:list>
                </text:list-item>
                <text:list-item>
                  <text:p text:style-name="P9">Hide this group (don't show again) </text:p>
                </text:list-item>
              </text:list>
            </text:list-item>
          </text:list>
        </text:list-item>
      </text:list>
      <text:p text:style-name="P1"/>
      <text:p text:style-name="P2">Company pages<text:span text:style-name="T1"> (possible idea to get some revenue):</text:span></text:p>
      <text:list xml:id="list7879897016492675254" text:style-name="L8">
        <text:list-item>
          <text:list>
            <text:list-item>
              <text:p text:style-name="P10">Companies pay set amount of money to have their location on the system as a “Club” which can be selected as a game location</text:p>
              <text:list>
                <text:list-item>
                  <text:p text:style-name="P10">Small fee, probably 10 euro/month OSS</text:p>
                </text:list-item>
                <text:list-item>
                  <text:p text:style-name="P10">Company page</text:p>
                  <text:list>
                    <text:list-item>
                      <text:p text:style-name="P10">Logo</text:p>
                    </text:list-item>
                    <text:list-item>
                      <text:p text:style-name="P10">Location with google map</text:p>
                    </text:list-item>
                    <text:list-item>
                      <text:p text:style-name="P10">Description</text:p>
                    </text:list-item>
                    <text:list-item>
                      <text:p text:style-name="P10">Price lists (food, games, hiring the location)</text:p>
                    </text:list-item>
                    <text:list-item>
                      <text:p text:style-name="P10"><text:soft-page-break/>Link to website</text:p>
                    </text:list-item>
                    <text:list-item>
                      <text:p text:style-name="P10">“Item of the month” sales thingy</text:p>
                    </text:list-item>
                    <text:list-item>
                      <text:p text:style-name="P10">All events held there</text:p>
                    </text:list-item>
                    <text:list-item>
                      <text:p text:style-name="P10">Mod section where above can be changed (including select which events to show and which NOT to show) </text:p>
                    </text:list-item>
                  </text:list>
                </text:list-item>
                <text:list-item>
                  <text:p text:style-name="P10">Location is shown as “Clubs” under locations</text:p>
                </text:list-item>
              </text:list>
            </text:list-item>
          </text:list>
        </text:list-item>
      </text:list>
      <text:p text:style-name="P1"/>
      <text:p text:style-name="P2">Wishlist <text:span text:style-name="T1">(“DM request/Group Request”):</text:span></text:p>
      <text:list xml:id="list4638874775363105893" text:style-name="L9">
        <text:list-item>
          <text:list>
            <text:list-item>
              <text:p text:style-name="P11">Location</text:p>
            </text:list-item>
            <text:list-item>
              <text:p text:style-name="P11">System</text:p>
            </text:list-item>
            <text:list-item>
              <text:p text:style-name="P11">Online/offline</text:p>
            </text:list-item>
            <text:list-item>
              <text:p text:style-name="P11">Timezone </text:p>
            </text:list-item>
          </text:list>
        </text:list-item>
      </text:list>
      <text:p text:style-name="P1"/>
      <text:p text:style-name="P2">Other notes:</text:p>
      <text:list xml:id="list7043131470297480329" text:style-name="L10">
        <text:list-item>
          <text:list>
            <text:list-item>
              <text:p text:style-name="P12">Minimal Age? 12? 16? 18?</text:p>
              <text:list>
                <text:list-item>
                  <text:p text:style-name="P12">Maybe post on general forums from specific age?</text:p>
                </text:list-item>
                <text:list-item>
                  <text:p text:style-name="P12">Set minimum age to specific boards?</text:p>
                </text:list-item>
              </text:list>
            </text:list-item>
          </text:list>
        </text:list-item>
      </text:list>
      <text:list xml:id="list29751598" text:continue-list="list7401966554687459712" text:style-name="L6">
        <text:list-item>
          <text:list>
            <text:list-item>
              <text:list>
                <text:list-item>
                  <text:list>
                    <text:list-header>
                      <text:p text:style-name="P8"/>
                    </text:list-header>
                  </text:list>
                </text:list-item>
              </text:list>
            </text:list-item>
          </text:list>
        </text:list-item>
      </text:list>
      <text:p text:style-name="P1"/>
      <text:p text:style-name="P1"/>
      <text:p text:style-name="P1"/>
      <text:list xml:id="list29749563" text:continue-list="list4801076136557080149" text:style-name="L2">
        <text:list-item>
          <text:list>
            <text:list-item>
              <text:list>
                <text:list-header>
                  <text:p text:style-name="P4"/>
                </text:list-header>
              </text:list>
            </text:list-item>
          </text:list>
        </text:list-item>
      </text:list>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swiss"/>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Claaszen</meta:initial-creator>
    <meta:creation-date>2014-10-13T09:58:29</meta:creation-date>
    <meta:document-statistic meta:table-count="0" meta:image-count="0" meta:object-count="0" meta:page-count="5" meta:paragraph-count="192" meta:word-count="923" meta:character-count="4575"/>
    <dc:date>2014-10-13T09:58:54.64</dc:date>
    <dc:creator>Nicholas Claaszen</dc:creator>
    <meta:editing-duration>PT32S</meta:editing-duration>
    <meta:editing-cycles>1</meta:editing-cycles>
    <meta:generator>OpenOffice/4.0.1$Win32 OpenOffice.org_project/401m5$Build-9714</meta:generator>
  </office:meta>
</office:document-meta>
</file>